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17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<text:s/>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5655</text:p>
      <text:p text:style-name="P2">Date (derived from Gregorian calendar)<text:tab/>1894</text:p>
      <text:p text:style-name="P2">Month<text:tab/><text:tab/><text:tab/><text:tab/><text:tab/><text:tab/></text:p>
      <text:p text:style-name="P2">Year<text:tab/><text:tab/><text:tab/><text:tab/><text:tab/><text:tab/>1894</text:p>
      <text:p text:style-name="P2">Hebrew Date<text:tab/><text:tab/><text:tab/><text:tab/><text:tab/>5655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Repentance; Yom Kippur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7"/>
      <text:p text:style-name="P6">[Front Cover]</text:p>
      <text:p text:style-name="P6">[Note: The number "65" is written in pencil and circled in the top right corner of the page.]</text:p>
      <text:p text:style-name="P7">Penitential Sabbath 55 - 94/</text:p>
      <text:p text:style-name="P7">[Hebrew]/</text:p>
      <text:p text:style-name="P7"/>
      <text:p text:style-name="P6">[Page 1]</text:p>
      <text:p text:style-name="P6">[Hebrew] <text:s/>"I shall sprinkle you with clear/ water and you shall be cleansed" <text:s/>So promised God to <text:span text:style-name="T1">sinning</text:span><text:span text:style-name="T2"> backsliding/ Israel by means of the priestly Seer on </text:span><text:span text:style-name="T1">the</text:span><text:span text:style-name="T2"> the river Cheba. <text:s/>To/ that prophetic declaration, our martyred Sage, Akiba ben Joseph, added,/ the following utterance as an incentive to a full confession of </text:span><text:span text:style-name="T1">our backslidings</text:span><text:span text:style-name="T2"> one's shortcomings/ or [Hebrew]/ [Hebrew]/ "Happy you, O Israel, who is He that cleanses you, and before/ whom ye cleanse yourselves? <text:s/>Your Father in heaven." <text:s/>Brethren./ <text:s/>Waters of </text:span><text:span text:style-name="T1">regenerative</text:span><text:span text:style-name="T2"> purification are now streaming from the fountain/ of Divine Goodness. <text:s/>Let all who are conscious of being/ diseased with </text:span><text:span text:style-name="T1">sin unrighteousness</text:span><text:span text:style-name="T2"> human sinfulness, draw night that they may be tho-/-roughly healed. <text:s/>We all have read, how a famous/ general of antiquity travelled[sic!] in search of a cure to his/ sad illness. <text:s/>A suffering leper was Noaman. </text:span><text:span text:style-name="T1">was.</text:span><text:span text:style-name="T2"> <text:s/>The confidence/ of his King, the respect of his army, the esteem of nations/ he valued as nothing, so long as </text:span><text:soft-page-break/><text:span text:style-name="T2">a loathsome malady clung/ to his </text:span><text:span text:style-name="T1">skin</text:span><text:span text:style-name="T2"> body. <text:s/>Can there be no remedy for </text:span><text:span text:style-name="T1">it?</text:span><text:span text:style-name="T2"> the foul </text:span><text:span text:style-name="T1">disp</text:span><text:span text:style-name="T2"> distemper? <text:s/>A young Jew-/-ess whom he had captured in battle and had </text:span><text:span text:style-name="T1">kept</text:span><text:span text:style-name="T2"> retained/ as his wife's waiting maid, told her mistress that/ Israel's God, who wounds but also heals, can do impos-/-sible things by means of his prophets. <text:s/>Quickly Noaman/ makes ready, to go in </text:span><text:span text:style-name="T1">search</text:span><text:span text:style-name="T2"> quest of what he yearned after-/</text:span></text:p>
      <text:p text:style-name="P6"><text:span text:style-name="T2"/></text:p>
      <text:p text:style-name="P6"><text:span text:style-name="T2">[Page 2]</text:span></text:p>
      <text:p text:style-name="P6"><text:span text:style-name="T2">a restoration to bodily health. <text:s/>He journeys from Syria/ to </text:span><text:span text:style-name="T1">Judea</text:span><text:span text:style-name="T2"> the land of the Hebrews and stands a petitioner at the door of Elisha's/ dwelling. <text:s/>If the relinquishing of his lofty position, of/ his great wealth had been demanded to obtain a cure,/ he would have parted with all. <text:s/>To what end? <text:s/>To enjoy a/ few years of this fleeting existence in the companionship of/ mortals, who shunned the leprous. <text:s/>Is the association of the/ good and the saints in the realm of eternity, the commu-/nion of our soul with the Most High, an object of less con-/-cern? <text:s/>What efforts can be too great that will secure/ those glorious ends! <text:s/>Yet, the conditions upon which they/ depend are not at all severe. <text:s/>I have not learned that/ my religion requires the discipline of the scourge like/ that of monks and capuchins who flog themselves to please a/ supposed mediator </text:span><text:span text:style-name="T1">that</text:span><text:span text:style-name="T2"> believed to intercede</text:span><text:span text:style-name="T1">s</text:span><text:span text:style-name="T2"> for sinners. <text:s/>The man/ of Nazareth said to the youth who prayed for a share in/ the world to come, that to gain it he must dispossess/ himself of all his substance, </text:span><text:span text:style-name="T1">saying</text:span><text:span text:style-name="T2"> and turning to his disciple/ he asserted that "it is easier for a camel to go into the eye of/ a needle than for a rich man to enter the King-/-dom of heaven." <text:s/>Judaism, the religion of reason, does/ not demand our voluntary self-castigation, nor the/ surrendering of our wealth. <text:s/>It wishes of those who are morally/ diseased, to make a clear breast of it to the heavenly Physician and trust </text:span><text:span text:style-name="T1">the heavenly</text:span><text:span text:style-name="T2">/ </text:span></text:p>
      <text:p text:style-name="P6"><text:span text:style-name="T2"/></text:p>
      <text:p text:style-name="P6"><text:span text:style-name="T2">[Page 3]</text:span></text:p>
      <text:p text:style-name="P8">Physician<text:span text:style-name="T2"> Him for a perfect cure. <text:s/>In other words: they/ must confess that they have lived a life which ill-/accords with the dictates of </text:span>religion and morality <text:s/>Not<text:span text:style-name="T2"> righteousness and/ </text:span>to confess<text:span text:style-name="T2"> admit that not to fallible man as in the Catholic confessional, but to </text:span>Him<text:span text:style-name="T2"> the One who/ understands our most secret thoughts, who wants our/ every heart's beating, to know if it throbs nobly or ignobly./ <text:s/></text:span></text:p>
      <text:p text:style-name="P8"><text:span text:style-name="T2"><text:tab/>A [Hebrew], say</text:span>s<text:span text:style-name="T2"> our Rabbis is what the Lord waits for./ <text:s/>"I have sinned. <text:s/>Forgive me, O compassionate Father!" God/ pleaded with the daughter of Zion, because she refused/ that admission [Hebrew] "Thou dist say: I am in-/-nocent" Therefore I enter into judgment with thee, </text:span>because<text:span text:style-name="T2"> for thou/ </text:span>thou<text:span text:style-name="T2"> dost say</text:span>est<text:span text:style-name="T2"> 'I have not sinned'" [Hebrew] Brethren. <text:s/>If any/ Israelite </text:span>enters<text:span text:style-name="T2"> comes to the synagogue on the most solemn day/ fast approaching with a proud heart, tacitly declaring/ that he needs not confess. <text:s/>[Hebrew], because his actions/ have </text:span>been<text:span text:style-name="T2"> always been measured by the square and compass/ of undeviating justice; that he has never offended/ the Universal Parent by wronging His creatures in acts,/ in words or thoughts, let him depart. <text:s/>Yom Kippur/ will avail him nothing. <text:s/>The waters of purification </text:span>are<text:span text:style-name="T2"> flow for/ those who acknowledge themselves </text:span>religiously spiritually<text:span text:style-name="T2"> spiritually diseased./ <text:s/>And "who, exclaims the moralist, "who can </text:span>say<text:span text:style-name="T2"> boast thus: [Hebrew]/</text:span></text:p>
      <text:p text:style-name="P8"><text:span text:style-name="T2"/></text:p>
      <text:p text:style-name="P8"><text:span text:style-name="T2">[Page 4]</text:span></text:p>
      <text:p text:style-name="P8"><text:span text:style-name="T2">my heart is clean [Hebrew] I am free from sin." <text:s/>If/ any Israelite imagines </text:span>wh<text:span text:style-name="T2"> that when he laid aside the Law,/ which Moses gave as a heritage to the congregation of Jacob,/ he walked in the light of progress;p that he liberalized/ the world and made the Jew popular, when he endeavoured/ to prove his identity with this gentile neighbor, his ab-/-stinence on Yom Kippur </text:span>is<text:span text:style-name="T2"> will be profitless, for he contradicts </text:span>it is written in<text:span text:style-name="T2">/ the five holiest books, where it is written: [Hebrew] "I have set you apart/ fro mother people to be my own." <text:s/>If any one feels no/ compunction that his children are reared in ignorance of/ the religion entrusted to our safe keeping, considering it right &amp; proper/ to leave its adoption or rejection by his sons and daughters,/ at a maturer age, he cannot be included among those/ whom Kippur will restore to spiritual health, for </text:span>it is<text:span text:style-name="T2">/ repeatedly </text:span>enjoined<text:span text:style-name="T2"> it is commanded in the Pentateuch [Hebrew]/ "Thou shalt make (the precepts) known to thy children and/ thy children's children. <text:s/>Nay, </text:span>sha<text:span text:style-name="T2"> thout shall teach them/ diligently unto thy children, at all times" with no cessation, a </text:span><text:soft-page-break/><text:span text:style-name="T2">fatal error is/ that of some easy going fathers, who leave the choice of/ Judaism to the option of their progeny, </text:span>an<text:span text:style-name="T2"> a rueful error which/ has robbed the synagogue of many votaries, and enriched the/ church, or filled the ranks of skeptics and agnostics. <text:s/>Brethren./ <text:s/>Kippur was instituted for such as are aware of their/ </text:span>shortcomings<text:span text:style-name="T2"> weaknesses and failings, not for those who justify in their minds all their deeds./</text:span></text:p>
      <text:p text:style-name="P8"><text:span text:style-name="T2"/></text:p>
      <text:p text:style-name="P8"><text:span text:style-name="T2">[Page 5]</text:span></text:p>
      <text:p text:style-name="P8"><text:span text:style-name="T2">A sense of our imperfections must lead us humbly to God/ with a [Hebrew] on Yom Kippur, relying on the compassionate/ Father for a cleansing away of what is impure in our actions/ or conceptions. <text:s/>Each of us in his respective sphere must/ be conscious of his shortcomings, and to confess that before/ the Lord, to implore His assistance that we may hence-/forth shape our course in a manner acceptable in His/ sight, is the object of the day which the house of Israel/ is about to solemnize. <text:s/>We may have fallen short in the performance of our/ duty as social beings. <text:s/>We may not have heeded the ex-/-cellent proverb [Hebrew] "A wholesome tongue/ is a tree of life, but perverseness therein is a breaking/ of the spirit." <text:s/>We may not have been always guarded/ so as not to wound our neighbor's feelings, disparage</text:span>ing<text:span text:style-name="T2">/ his worth, tarnish</text:span>ing<text:span text:style-name="T2"> his </text:span>character<text:span text:style-name="T2"> reputation. <text:s/>As/ parents we may not have bestowed equal attention on/ the moral as on the physical development of our offspring,/ forgetting that the soundest foundations of one's character,/ are love of industry and religious probity. <text:s/>[Hebrew] "By what will a youth keep his way pure? by observing God's word." <text:s/>As children/ we may not have exhibited so high a degree of/ respectful consideration for the earthly authors of our exist-/ance as due them, unmindful of the injunction [Hebrew]/ [Hebrew] "Listen to thy father who has begotten thee,/ and slight not thy mother, when she has grown old."/</text:span></text:p>
      <text:p text:style-name="P8"><text:span text:style-name="T2"/></text:p>
      <text:p text:style-name="P8"><text:span text:style-name="T2">[Page 6]</text:span></text:p>
      <text:p text:style-name="P8"><text:span text:style-name="T2">As partakers of the same paternal and maternal/ care we may have been wanting in that spirit/ of mutual forbearance, which harmonizes dif-/-ferences and sweetens the home, where we still are, or have been/ gladly provided for and kindly sheltered; ignoring/ perhaps that [Hebrew] "A brother is born to/ help his brother in time of distress". <text:s/>As Israelites, we/ may not have cooperated with the good, to elevate the/ condition of the lowly and needy, to further their education,/ or we may have misled the unsophisticated and unwary/ by an open disregard of Mosaic ordinances, thus substan-/-tially transgressing the behest that we should not lay/ a stumbling block in the way of the blind [Hebrew]/ But though every one of us--God forbid--were guilty of all/ those sins, he would be cleansed and become as white as/ snow, as pure as a newly born babe, if he will say in/ his heart of hearts [Hebrew] "I have sinned," and regret-/-ting that it is so,--mistrusting his own powers, will lean/ upon God for support to become regenerated in virtue./ <text:s/>For these are two of the essentials to the cleansing of the/ soul [Hebrew] An unreserved acknowledgment of/ our backslidings and a sense of compunction for their existence./</text:span></text:p>
      <text:p text:style-name="P8"><text:span text:style-name="T2"/></text:p>
      <text:p text:style-name="P8"><text:span text:style-name="T2">[Page 7]</text:span></text:p>
      <text:p text:style-name="P8"><text:span text:style-name="T2">By [Hebrew] we shall have declared that to follow/ our own devices, is to meet a moral death; to be guided by/ the dictates of religion, is to cling to everlasting life./ <text:s/>We shall have proved that frailty is inherent in our/ nature, perfection belongs solely to God. <text:s/>And our humiliation,/ our contrition, our penance and supplications will stand/ at the bar of judgment on the dreaded day of Kippur,/ and earn for us pardon and durable blessings [Hebrew]/ [Hebrew] "Happy you O Israel,/ who is He that cleanses you and before whom ye cleanse yourselves! <text:s/>Your/ Father in heaven". <text:s/>But a third essential must also be/ fulfilled. <text:s/></text:span>We re<text:span text:style-name="T2"> Would we claps again in our embrace a way-/ward child, who after a long absence, while in the pursuit of/ vice, returns home admitting his frowardness but refusing/ to forsake his low habits and vicious companions? <text:s/>Would/ we not exact especially, </text:span>that<text:span text:style-name="T2"> a total change of conduct, as a pledge/ of his repentance? <text:s/>Unless a determination to alter what is/ wrong in our habits </text:span>accompanies<text:span text:style-name="T2"> attends our [Hebrew] we/ may cry aloud a thousand times. <text:s/>[Hebrew], it will avail us/ nothing. <text:s/>We </text:span><text:soft-page-break/><text:span text:style-name="T2">must vow to repudiate faults to which/ we have been [?]; to hold fast to righteous resolves,/ to become upright in our social relations, pure in our/ domestic affections, charitable to man, pious towards/ God, and <text:s/>continue thus not a day or a month, but always./</text:span></text:p>
      <text:p text:style-name="P8"><text:span text:style-name="T2"/></text:p>
      <text:p text:style-name="P8"><text:span text:style-name="T2">[Page 8]</text:span></text:p>
      <text:p text:style-name="P8"><text:span text:style-name="T2">[Hebrew] "Confession, contrition and a rejection/ of sin," that is the threefold cord, </text:span>will<text:span text:style-name="T2"> which will bind/ us indissolubly with our forgiving God. <text:s/>Let our own/ hands weave it. <text:s/>To day we possess strength and/ knowledge and will to accomplish the task,/ to morrow e may have been left only the power/ to lament our powerlessness. <text:s/>With this reflection,/ I commit myself and you &amp; all, with the sincerity of a prayer,/ to the infinite goodness of Israel's God. <text:s/>May/ He be </text:span>y<text:span text:style-name="T2">our counsellor[sic!], breathing into </text:span>y<text:span text:style-name="T2">our souls sen-/-timents of the deepest righteousness, the sublimest/ virtue and an abiding love for whatever ennobles/ human natu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03T11:17:23.60</meta:creation-date>
    <dc:date>2012-07-03T12:32:11.83</dc:date>
    <dc:creator>Penn Libraries</dc:creator>
    <meta:editing-duration>PT00H07M2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1994" meta:character-count="12033"/>
  </office:meta>
</office:document-meta>
</file>